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style:contextual-spacing="false" fo:line-height="150%"/>
    </style:style>
    <style:style style:name="P6" style:family="paragraph" style:parent-style-name="Standard"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loext:graphic-properties draw:fill="solid" draw:fill-color="#ffffd7"/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 fo:background-color="#ffffd7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 style:list-style-name="WW8Num2">
      <style:paragraph-properties fo:margin-left="0.8752in" fo:margin-right="0in" fo:margin-top="0in" fo:margin-bottom="0in" style:contextual-spacing="false" fo:line-height="150%" fo:text-align="justify" style:justify-single-word="false" fo:text-indent="-0.1252in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style:text-autospace="none"/>
    </style:style>
    <style:style style:name="P15" style:family="paragraph" style:parent-style-name="Standard">
      <style:paragraph-properties fo:margin-left="0.75in" fo:margin-right="0in" fo:margin-top="0in" fo:margin-bottom="0in" style:contextual-spacing="false" fo:line-height="150%" fo:text-indent="-0.25in" style:auto-text-indent="false" style:text-autospace="none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50%" style:text-autospace="none"/>
    </style:style>
    <style:style style:name="P17" style:family="paragraph" style:parent-style-name="Standard">
      <style:paragraph-properties fo:margin-right="0in" fo:margin-top="0in" fo:margin-bottom="0in" style:contextual-spacing="false" fo:line-height="150%" fo:text-indent="0.5in" style:auto-text-indent="false" style:text-autospace="none"/>
    </style:style>
    <style:style style:name="P18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0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<text:span text:style-name="T1"/></text:p>
      <text:p text:style-name="P2">Financial Accounting / Principles of Accounting<text:span text:style-name="T2"/></text:p>
      <text:p text:style-name="P3">Problem<text:span text:style-name="T3"/></text:p>
      <text:p text:style-name="P4">Larry Hill began a real state agency he called Rockhill Realty; and during the month of March, he completed the following transactions: <text:span text:style-name="T4"/></text:p>
      <text:p text:style-name="P5"><text:span text:style-name="T4"><text:s text:c="2"/></text:span><text:span text:style-name="T3">March 1 <text:s text:c="5"/>Began business by investing Tk. 40000 in cash. </text:span></text:p>
      <text:p text:style-name="P6">2<text:tab/>Purchased a small office building and the office equipment of Western Realty, consisting of office equipment Tk. 4000; Land Tk. 14000; and building Tk. 48000. He paid Tk. 18000 in cash for office equipment &amp; land and signed a 3-month mortgage contract for building to pay the balance. <text:span text:style-name="T3"/></text:p>
      <text:p text:style-name="P6">3<text:tab/>Paid Tk. 2400 for two years insurance. <text:span text:style-name="T3"/></text:p>
      <text:p text:style-name="P7">4<text:tab/>Took his personal automobile, which had a Tk. 5500 fair value, for permanent and exclusive use in the business. <text:span text:style-name="T3"/></text:p>
      <text:p text:style-name="P6">5<text:tab/>Earned and collected a Tk. 5300 commission from the sale of a house. <text:span text:style-name="T3"/></text:p>
      <text:p text:style-name="P6">7 (6)<text:tab/>Purchased office supplies Tk. 750 and office equipment Tk. 2500 from Office supply Company on credit. <text:span text:style-name="T3"/></text:p>
      <text:p text:style-name="P6">9 (7)<text:tab/>Paid the salary of the office secretary Tk. 400.<text:span text:style-name="T3"/></text:p>
      <text:p text:style-name="P6">10 (8)<text:tab/>Completed property management services for Neal Able on credit Tk. 600.<text:span text:style-name="T3"/></text:p>
      <text:p text:style-name="P6">11 (9)<text:tab/><text:tab/>Paid Office Supply Company for the items purchased in transaction (7).<text:span text:style-name="T3"/></text:p>
      <text:p text:style-name="P6">14 (10)<text:tab/>Received Tk. 1600 as commission in advance to settle a deal in April. <text:s/><text:span text:style-name="T3"/></text:p>
      <text:p text:style-name="P6">15 (11)<text:tab/>Received Tk. 60 from Neal Able for the services of transaction (10).<text:span text:style-name="T3"/></text:p>
      <text:p text:style-name="P6">18 (12)<text:tab/>Purchased additional office supplies on credit Tk. 650.<text:span text:style-name="T3"/></text:p>
      <text:p text:style-name="P6">22 (13)<text:tab/>Earned and collected a Tk. 2700 commission from the sale of a building lot.<text:span text:style-name="T3"/></text:p>
      <text:p text:style-name="P6">27 (14)<text:tab/>Paid the salary of the office secretary Tk. 400.<text:span text:style-name="T3"/></text:p>
      <text:p text:style-name="P6">28 (15)<text:tab/>Paid for newspaper advertising that has appeared Tk.185<text:span text:style-name="T3"/></text:p>
      <text:p text:style-name="P6">29 (16)<text:tab/>Paid the telephone bill Tk. 250.<text:span text:style-name="T3"/></text:p>
      <text:p text:style-name="P6">30 (17)<text:tab/>Larry Hill withdrew Tk.250 from the business for personal expenses.<text:span text:style-name="T2"/></text:p>
      <text:p text:style-name="P8"><text:span text:style-name="T2">Requirement 1:</text:span><text:span text:style-name="T3"> </text:span></text:p>
      <text:p text:style-name="P9">Show the effects of the transactions on the accounting equation by arranging the following accounts: Cash; Accounts Receivable; Office Supplies; Office Equipment; Prepaid Insurance; <text:s/>Automobile; Land; Building; Accounts Payable; Mortgage Payable; Larry Hill, Capital; Larry Hill Withdrawals; Commissions Earned; Unearned Commission; Management Fees Earned; Advertising Expense; Salaries Expense; and Telephone Expense. You may choose/reduce additional account title.<text:span text:style-name="T2"/></text:p>
      <text:p text:style-name="P8"><text:span text:style-name="T2">Requirement 2:</text:span><text:span text:style-name="T3"> </text:span></text:p>
      <text:p text:style-name="P10">Using the data in the problem; journalize the transactions.<text:span text:style-name="T2"/></text:p>
      <text:p text:style-name="P11"/>
      <text:p text:style-name="P11"><text:soft-page-break/>Requirement 3: <text:span text:style-name="T3"/></text:p>
      <text:p text:style-name="P10">Refer to the data in requirement no. 2; prepare necessary ledger accounts.<text:span text:style-name="T2"/></text:p>
      <text:p text:style-name="P8"><text:span text:style-name="T2">Requirement 4:</text:span><text:span text:style-name="T3"> <text:s/></text:span></text:p>
      <text:p text:style-name="P10">Refer to data in requirement no. 3; prepare a trial balance sheet. <text:span text:style-name="T2"/></text:p>
      <text:p text:style-name="P8"><text:span text:style-name="T2">Requirement 5:</text:span><text:span text:style-name="T3"> </text:span></text:p>
      <text:p text:style-name="P9">Refer to data in requirement no. 4 and using the following additional information, prepare and post adjusting entries to the ledger accounts and generate an adjusted trial balance. <text:span text:style-name="T3"/></text:p>
      <text:p text:style-name="P9">Additional information: <text:span text:style-name="T3"/></text:p>
      <text:list text:style-name="WW8Num2">
        <text:list-item>
          <text:p text:style-name="P12" loext:marker-style-name="T3">On March 2, the mortgage was signed for three months. The interest rate is 12% PA.<text:span text:style-name="T3"/></text:p>
        </text:list-item>
        <text:list-item>
          <text:p text:style-name="P12" loext:marker-style-name="T3">The office equipment has a 4-year useful life where as the office building has 12 years. <text:span text:style-name="T3"/></text:p>
        </text:list-item>
        <text:list-item>
          <text:p text:style-name="P12" loext:marker-style-name="T3">On March 31, the value of the unused office supplies is Tk. 25. <text:span text:style-name="T3"/></text:p>
        </text:list-item>
        <text:list-item>
          <text:p text:style-name="P12" loext:marker-style-name="T3">A part of the office building is unused and rented it to a shopper on March 3 with a monthly rent of Tk. 300. </text:p>
        </text:list-item>
        <text:list-item>
          <text:p text:style-name="P12" loext:marker-style-name="T3">There were Tk. 295 of commission earned but it is unrecorded and unpaid. <text:span text:style-name="T3"/></text:p>
        </text:list-item>
        <text:list-item>
          <text:p text:style-name="P12" loext:marker-style-name="T3">The insurance is paid for two years commencing on March 1.<text:span text:style-name="T3"/></text:p>
        </text:list-item>
        <text:list-item>
          <text:p text:style-name="P12" loext:marker-style-name="T3">The business employed two workers Tk. 350 each on daily basis on March 27 and they have worked for 3 days and have not yet paid.<text:span text:style-name="T3"/></text:p>
        </text:list-item>
        <text:list-item>
          <text:p text:style-name="P12" loext:marker-style-name="T2">The utility bill for Water and Gas Tk. 175 received on March 31.<text:span text:style-name="T2"/></text:p>
        </text:list-item>
      </text:list>
      <text:p text:style-name="P13">Requirement 6:<text:span text:style-name="T2"/></text:p>
      <text:p text:style-name="P14"><text:span text:style-name="T2"><text:tab/>(a) </text:span><text:span text:style-name="T3">Refer to data in requirement 5; prepare a worksheet for the month of March.</text:span></text:p>
      <text:p text:style-name="P15"><text:span text:style-name="T2">(b) </text:span><text:span text:style-name="T3">Refer to data in requirement 5;</text:span><text:span text:style-name="T2"> </text:span><text:span text:style-name="T3">Prepare the income statement and owner’s equity statement and a classified balance sheet for March.</text:span></text:p>
      <text:p text:style-name="P13">Requirement 7: <text:span text:style-name="T3"/></text:p>
      <text:p text:style-name="P16"><text:span text:style-name="T3">Refer to data in requirement 6;</text:span><text:span text:style-name="T2"> </text:span><text:span text:style-name="T3">Journalize and post closing entries and complete the closing process.</text:span></text:p>
      <text:p text:style-name="P13">Requirement 8: <text:span text:style-name="T3"/></text:p>
      <text:p text:style-name="P17"><text:span text:style-name="T3">Refer to data in requirement 7;</text:span><text:span text:style-name="T2"> </text:span><text:span text:style-name="T3">prepare a post-closing trial balance for March. </text:span></text:p>
      <text:p text:style-name="P18"/>
      <text:p text:style-name="P19">IMPORTANT NOTE: <text:span text:style-name="T2"/></text:p>
      <text:list text:style-name="WW8Num3">
        <text:list-item>
          <text:p text:style-name="P20" loext:marker-style-name="T2">Assignment must be hand-written both sided on A-4 size paper. <text:span text:style-name="T2"/></text:p>
        </text:list-item>
        <text:list-item>
          <text:p text:style-name="P20" loext:marker-style-name="T2">Last date of Submission is specified by the teacher.<text:span text:style-name="T2"/></text:p>
        </text:list-item>
        <text:list-item>
          <text:p text:style-name="P21"><text:span text:style-name="T2">Submitted to </text:span><text:span text:style-name="T3">Professor Md. Zakir Hosen FCA, </text:span><text:span text:style-name="T2"><text:s text:c="2"/></text:span><text:span text:style-name="T3">Dept. of Accounting and ISs, PST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WW8Num3z0" style:family="text">
      <style:text-properties fo:font-weight="bold" style:font-weight-asian="bold"/>
    </style:style>
    <style:style style:name="WW8Num1z0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in" fo:margin-bottom="0.5in" fo:margin-left="0.6in" fo:margin-right="0.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S</meta:initial-creator>
    <meta:creation-date>2013-07-08T10:53:00</meta:creation-date>
    <dc:date>2024-09-15T23:02:24.569177184</dc:date>
    <meta:print-date>2017-02-11T09:59:00</meta:print-date>
    <meta:editing-cycles>26</meta:editing-cycles>
    <meta:editing-duration>PT16H49M42S</meta:editing-duration>
    <meta:generator>LibreOffice/24.8.1.2$Linux_X86_64 LibreOffice_project/480$Build-2</meta:generator>
    <meta:document-statistic meta:table-count="0" meta:image-count="0" meta:object-count="0" meta:page-count="2" meta:paragraph-count="51" meta:word-count="661" meta:character-count="3925" meta:non-whitespace-character-count="3287"/>
  </office:meta>
</office:document-meta>
</file>